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/ColorTable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pr9" style:family="presentation" style:parent-style-name="Impress1-outline1" style:list-style-name="L4">
      <style:graphic-properties fo:min-height="11.93cm"/>
    </style:style>
    <style:style style:name="P1" style:family="paragraph">
      <loext:graphic-properties draw:fill-color="#ffffff"/>
    </style:style>
    <style:style style:name="P2" style:family="paragraph">
      <style:text-properties fo:font-size="18pt" style:font-size-asian="18pt" style:font-size-complex="18pt"/>
    </style:style>
    <style:style style:name="P3" style:family="paragraph">
      <style:text-properties fo:font-size="26pt" style:font-size-asian="26pt" style:font-size-complex="2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fo:background-color="#ffff99" style:font-weight-asian="normal" style:font-weight-complex="normal"/>
    </style:style>
    <style:style style:name="T3" style:family="text">
      <style:text-properties fo:font-size="27pt" fo:font-weight="bold" style:font-size-asian="27pt" style:font-weight-asian="bold" style:font-size-complex="27pt" style:font-weight-complex="bold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8pt" fo:background-color="#ffff99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normal" style:font-size-asian="26pt" style:font-weight-asian="normal" style:font-size-complex="26pt" style:font-weight-complex="normal"/>
    </style:style>
    <style:style style:name="T8" style:family="text">
      <style:text-properties fo:font-size="26pt" fo:font-weight="normal" fo:background-color="#ffff99" style:font-size-asian="26pt" style:font-weight-asian="normal" style:font-size-complex="26pt" style:font-weight-complex="normal"/>
    </style:style>
    <style:style style:name="T9" style:family="text">
      <style:text-properties fo:font-size="27pt" fo:font-weight="normal" style:font-size-asian="27pt" style:font-weight-asian="normal" style:font-size-complex="27pt" style:font-weight-complex="normal"/>
    </style:style>
    <style:style style:name="T10" style:family="text">
      <style:text-properties fo:font-size="27pt" fo:font-weight="normal" fo:background-color="#ffff66" style:font-size-asian="27pt" style:font-weight-asian="normal" style:font-size-complex="27pt" style:font-weight-complex="normal"/>
    </style:style>
    <style:style style:name="T11" style:family="text">
      <style:text-properties fo:font-size="27pt" fo:font-weight="normal" fo:background-color="#ffff00" style:font-size-asian="27pt" style:font-weight-asian="normal" style:font-size-complex="27pt" style:font-weight-complex="normal"/>
    </style:style>
    <style:style style:name="T12" style:family="text">
      <style:text-properties fo:font-size="27pt" fo:font-weight="normal" fo:background-color="#ffff99" style:font-size-asian="27pt" style:font-weight-asian="normal" style:font-size-complex="27pt" style:font-weight-complex="normal"/>
    </style:style>
    <style:style style:name="T13" style:family="text">
      <style:text-properties fo:font-size="28pt" fo:background-color="#ffff99" style:font-size-asian="28pt" style:font-size-complex="28pt"/>
    </style:style>
    <style:style style:name="T14" style:family="text">
      <style:text-properties fo:font-size="27pt" fo:font-weight="normal" fo:background-color="#eeeeee" style:font-size-asian="27pt" style:font-weight-asian="normal" style:font-size-complex="27pt" style:font-weight-complex="normal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font-size="22pt" fo:background-color="#ffff99" style:font-size-asian="22pt" style:font-size-complex="22pt"/>
    </style:style>
    <style:style style:name="T17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fo:color="#ef2929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fo:color="#ef2929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fo:color="#ef2929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fo:color="#ef2929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fo:color="#ef2929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fo:color="#ef2929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fo:color="#ef2929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fo:color="#ef2929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fo:color="#ef2929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>
          <draw:text-box>
            <text:p>Docker and java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Skuarch (Alfredo Bello)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About me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I am software develop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Docker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ontainers</text:p>
              </text:list-item>
              <text:list-item>
                <text:p>Like ligth virtualization</text:p>
              </text:list-item>
              <text:list-item>
                <text:p>Open sourc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video</text:p>
          </draw:text-box>
        </draw:frame>
        <draw:frame presentation:style-name="pr5" draw:layer="layout" svg:width="24cm" svg:height="12.18cm" svg:x="2cm" svg:y="6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workshop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Create docker network (load-balancer-net)</text:p>
              </text:list-item>
              <text:list-item>
                <text:p>Create web app (webapp.jar)</text:p>
              </text:list-item>
              <text:list-item>
                <text:p>Create Dockerfile web app</text:p>
              </text:list-item>
              <text:list-item>
                <text:p>Create image web app (webapp)</text:p>
              </text:list-item>
              <text:list-item>
                <text:p>Create containers (webapp1 and webapp2)</text:p>
              </text:list-item>
              <text:list-item>
                <text:p>Create Dockerfile nginx (nginx)</text:p>
              </text:list-item>
              <text:list-item>
                <text:p>Create container (nginx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Network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"/></text:p>
              </text:list-header>
              <text:list-item>
                <text:p>docker network create <text:span text:style-name="T2">load-balancer-net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ontroller</text:p>
          </draw:text-box>
        </draw:frame>
        <draw:frame presentation:style-name="pr9" draw:text-style-name="P2" draw:layer="layout" svg:width="24cm" svg:height="14.6cm" svg:x="2cm" svg:y="4.6cm" presentation:class="outline" presentation:user-transformed="true">
          <draw:text-box>
            <text:list text:style-name="L3">
              <text:list-header>
                <text:p><text:span text:style-name="T4">@Controller</text:span><text:span text:style-name="T4"><text:tab/></text:span></text:p>
                <text:p><text:span text:style-name="T4">public class MainController {</text:span><text:span text:style-name="T4"><text:tab/></text:span></text:p>
                <text:p><text:span text:style-name="T4">@RequestMapping(value = {"/"})</text:span></text:p>
                <text:p><text:span text:style-name="T4">public ModelAndView main(ModelAndView mav) <text:s/>throws Exception {</text:span></text:p>
                <text:p><text:span text:style-name="T4"><text:s text:c="4"/></text:span><text:span text:style-name="T4">mav.setViewName("hello");</text:span><text:span text:style-name="T4"><text:tab/></text:span><text:span text:style-name="T4"> </text:span></text:p>
                <text:p><text:span text:style-name="T4"><text:s text:c="4"/></text:span><text:span text:style-name="T4">String hostname = </text:span><text:span text:style-name="T5">InetAddress.getLocalHost().getHostName();</text:span></text:p>
                <text:p><text:span text:style-name="T4"><text:s text:c="4"/></text:span><text:span text:style-name="T4">mav.addObject("hostname", hostname);</text:span><text:span text:style-name="T4"><text:tab/></text:span><text:span text:style-name="T4"><text:tab/></text:span></text:p>
                <text:p><text:span text:style-name="T4"><text:s text:c="4"/></text:span><text:span text:style-name="T4">return mav;</text:span></text:p>
                <text:p><text:span text:style-name="T4">}</text:span></text:p>
                <text:p><text:span text:style-name="T4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image <text:span text:style-name="T6">(web)</text:span></text:p>
          </draw:text-box>
        </draw:frame>
        <draw:frame presentation:style-name="pr5" draw:text-style-name="P3" draw:layer="layout" svg:width="24cm" svg:height="12.18cm" svg:x="2cm" svg:y="6cm" presentation:class="outline">
          <draw:text-box>
            <text:list text:style-name="L3">
              <text:list-header>
                <text:p><text:span text:style-name="T7">docker build --no-cache=true -t </text:span><text:span text:style-name="T8">workshop/web</text:span><text:span text:style-name="T7"> 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reate container <text:span text:style-name="T6">(web1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reate container</text:span></text:p>
                <text:p><text:span text:style-name="T9">docker run </text:span><text:span text:style-name="T10">--name web</text:span><text:span text:style-name="T11">1</text:span><text:span text:style-name="T9"> -t -i -d -–net=load-balancer-net </text:span><text:span text:style-name="T12">workshop/web</text:span><text:span text:style-name="T9"> </text:span></text:p>
                <text:p><text:span text:style-name="T3"/></text:p>
                <text:p><text:span text:style-name="T3"/></text:p>
              </text:list-item>
              <text:list-item>
                <text:p><text:span text:style-name="T3">Run container (opcional)</text:span></text:p>
                <text:p><text:span text:style-name="T9">docker start </text:span><text:span text:style-name="T10">web</text:span><text:span text:style-name="T11">1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>
          <draw:text-box>
            <text:p>Create container <text:span text:style-name="T6">(</text:span><text:span text:style-name="T13">web2</text:span><text:span text:style-name="T6">)</text:span>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<text:span text:style-name="T1">Create container</text:span></text:p>
                <text:p><text:span text:style-name="T9">docker run </text:span><text:span text:style-name="T12">--name web</text:span><text:span text:style-name="T11">2</text:span><text:span text:style-name="T9"> -t -i -d -–net=load-balancer-net </text:span><text:span text:style-name="T14">workshop/web</text:span><text:span text:style-name="T9"> </text:span></text:p>
                <text:p><text:span text:style-name="T3"/></text:p>
                <text:p><text:span text:style-name="T3"/></text:p>
              </text:list-item>
              <text:list-item>
                <text:p><text:span text:style-name="T3">Run container (opcional)</text:span></text:p>
                <text:p><text:span text:style-name="T9">docker start </text:span><text:span text:style-name="T12">web</text:span><text:span text:style-name="T11">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Image <text:span text:style-name="T6">(load balancer)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<text:span text:style-name="T15">docker build -–no-cache=true -t </text:span><text:span text:style-name="T16">workshop/load-balancer</text:span><text:span text:style-name="T15"> 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Create container <text:span text:style-name="T6">(load-balancer)</text:span>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<text:span text:style-name="T17">Create container</text:span></text:p>
                <text:p><text:span text:style-name="T15">docker run –-name load-balancer –-net=load-balancer-net -i -t -d </text:span><text:span text:style-name="T16">-p 8080:8080</text:span><text:span text:style-name="T15"> workshop/load-balanacer</text:span></text:p>
                <text:p><text:span text:style-name="T15"/></text:p>
                <text:p><text:span text:style-name="T15"/></text:p>
                <text:p><text:span text:style-name="T15"/></text:p>
              </text:list-item>
              <text:list-item>
                <text:p><text:span text:style-name="T17">Run container</text:span></text:p>
              </text:list-item>
              <text:list-item>
                <text:p><text:span text:style-name="T15">docker start load-balanc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Open Sans1" svg:font-family="'Open Sans'" style:font-family-generic="roman" style:font-pitch="variable"/>
    <style:font-face style:name="Open Sans4" svg:font-family="'Open Sans'" style:font-adornments="Bold" style:font-family-generic="roman" style:font-pitch="variable"/>
    <style:font-face style:name="Open Sans2" svg:font-family="'Open Sans'" style:font-adornments="Normal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5" svg:font-family="'Open Sans'" style:font-adornments="Bold" style:font-family-generic="swiss" style:font-pitch="variable"/>
    <style:font-face style:name="Open Sans3" svg:font-family="'Open Sans'" style:font-adornments="Normal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5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5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3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3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2T07:53:04.582803219</meta:creation-date>
    <meta:editing-duration>PT2H49M37S</meta:editing-duration>
    <meta:editing-cycles>17</meta:editing-cycles>
    <meta:generator>LibreOffice/5.1.6.2$Linux_X86_64 LibreOffice_project/10m0$Build-2</meta:generator>
    <dc:date>2017-03-07T00:29:24.749495750</dc:date>
    <meta:document-statistic meta:object-count="82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